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152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end="Arrow" draw:marker-end-width="0.2cm" draw:textarea-vertical-align="middle"/>
    </style:style>
    <style:style style:name="gr8" style:family="graphic" style:parent-style-name="standard">
      <style:graphic-properties draw:marker-end="Arrow" draw:marker-end-width="0.3cm" draw:textarea-vertical-align="middle"/>
    </style:style>
    <style:style style:name="gr9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275cm" draw:marker-end="Arrow" draw:marker-end-width="0.375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="Arrow" draw:marker-end-width="0.375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564cm"/>
    </style:style>
    <style:style style:name="gr1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578cm"/>
    </style:style>
    <style:style style:name="gr20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75cm" draw:marker-end-width="0.275cm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0000" fo:font-size="11pt" style:font-size-asian="11pt" style:font-size-complex="11pt"/>
    </style:style>
    <style:style style:name="P6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family="Symbol" style:font-pitch="variable" style:font-charset="x-symbol"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ff0000" fo:font-size="9pt" style:font-size-asian="9pt" style:font-size-complex="9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88cm" svg:height="0.962cm" svg:x="8.874cm" svg:y="1.489cm">
          <draw:text-box>
            <text:p><text:span text:style-name="T1">BLOCK 1</text:span></text:p>
          </draw:text-box>
        </draw:frame>
        <draw:custom-shape draw:style-name="gr2" draw:text-style-name="P3" draw:id="id1" draw:layer="layout" svg:width="8.229cm" svg:height="3.61cm" svg:x="10.807cm" svg:y="2.851cm">
          <text:p text:style-name="P2"><text:span text:style-name="T2">Datacube</text:span></text:p>
          <text:p><text:span text:style-name="T3">Fits file with 5 extensions:</text:span></text:p>
          <text:p><text:span text:style-name="T3"><text:s text:c="4"/></text:span><text:span text:style-name="T3">extension 0 --&gt; flux, in 1e-17 ergs/s/cm2/Angstrom</text:span></text:p>
          <text:p><text:span text:style-name="T3"><text:s text:c="4"/></text:span><text:span text:style-name="T3">extension 1 --&gt; INV: inverse variance</text:span></text:p>
          <text:p><text:span text:style-name="T3"><text:s text:c="4"/></text:span><text:span text:style-name="T3">extension 2 --&gt; wavelength solution</text:span></text:p>
          <text:p><text:span text:style-name="T3"><text:s text:c="4"/></text:span><text:span text:style-name="T3">extension 3 --&gt; RSS format (row-stacked spectra)</text:span></text:p>
          <text:p><text:span text:style-name="T3"><text:s text:c="4"/></text:span><text:span text:style-name="T3">extension 4 --&gt; coverage map\</text:span></text:p>
          <text:p><text:span text:style-name="T3"/></text:p>
          <text:p><text:span text:style-name="T3">The header must have spatial inform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4.921cm" svg:y1="6.461cm" svg:x2="10.855cm" svg:y2="7.294cm" draw:start-shape="id1" draw:start-glue-point="2" draw:end-shape="id2" draw:end-glue-point="7" svg:d="m14921 6461v833h-4066">
          <text:p/>
        </draw:connector>
        <draw:custom-shape draw:style-name="gr4" draw:text-style-name="P3" draw:id="id3" draw:layer="layout" svg:width="5.207cm" svg:height="1.27cm" svg:x="7.683cm" svg:y="8.993cm">
          <text:p text:style-name="P2"><text:span text:style-name="T4">READ DATACUBE</text:span></text:p>
          <text:p text:style-name="P2"><text:span text:style-name="T4">(</text:span><text:span text:style-name="T2">mdap_read_datacube.pro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2.905cm" svg:height="1.841cm" svg:x="1.889cm" svg:y="13.751cm">
          <text:p text:style-name="P2"><text:span text:style-name="T2">Data</text:span></text:p>
          <text:p text:style-name="P2"><text:span text:style-name="T3">array: </text:span></text:p>
          <text:p text:style-name="P2"><text:span text:style-name="T3">NxMxT (if datacube)</text:span></text:p>
          <text:p text:style-name="P2"><text:span text:style-name="T3">NxT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9" draw:layer="layout" svg:width="3.302cm" svg:height="1.841cm" svg:x="8.728cm" svg:y="13.752cm">
          <text:p text:style-name="P2"><text:span text:style-name="T2">Wavelength</text:span></text:p>
          <text:p text:style-name="P2"><text:span text:style-name="T3">Array with T el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0" draw:layer="layout" svg:width="3.683cm" svg:height="1.841cm" svg:x="12.411cm" svg:y="13.714cm">
          <text:p text:style-name="P2"><text:span text:style-name="T2">X2d</text:span></text:p>
          <text:p text:style-name="P2"><text:span text:style-name="T3"><text:s/></text:span><text:span text:style-name="T3">X coordinates</text:span></text:p>
          <text:p text:style-name="P2"><text:span text:style-name="T3">NxM (if datacube)</text:span></text:p>
          <text:p text:style-name="P2"><text:span text:style-name="T3">N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4" draw:layer="layout" svg:width="2.572cm" svg:height="1.841cm" svg:x="6.376cm" svg:y="17.51cm">
          <text:p text:style-name="P2"><text:span text:style-name="T2">signal</text:span></text:p>
          <text:p text:style-name="P2"><text:span text:style-name="T3"><text:s/></text:span><text:span text:style-name="T3">Mean signal </text:span></text:p>
          <text:p text:style-name="P2"><text:span text:style-name="T3">within lrange</text:span></text:p>
          <text:p text:style-name="P2"><text:span text:style-name="T3">NxM (if datacube)</text:span></text:p>
          <text:p text:style-name="P2"><text:span text:style-name="T3">N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id="id4" draw:layer="layout" svg:x1="10.286cm" svg:y1="10.263cm" svg:x2="1.592cm" svg:y2="10.803cm" draw:start-shape="id3" draw:start-glue-point="2" svg:d="m10286 10263v521h-8694v19">
          <text:p/>
        </draw:connector>
        <draw:connector draw:style-name="gr5" draw:text-style-name="P2" draw:id="id6" draw:layer="layout" svg:x1="1.592cm" svg:y1="10.764cm" svg:x2="1.605cm" svg:y2="16.044cm" draw:start-shape="id4" draw:start-glue-point="3" svg:d="m1592 10764v2891h13v2389">
          <text:p/>
        </draw:connector>
        <draw:connector draw:style-name="gr5" draw:text-style-name="P2" draw:id="id22" draw:layer="layout" draw:line-skew="-1.933cm" svg:x1="5.53cm" svg:y1="16.758cm" svg:x2="1.605cm" svg:y2="16.044cm" draw:start-shape="id5" draw:start-glue-point="2" draw:end-shape="id6" draw:end-glue-point="3" svg:d="m5530 16758h-3895v-714h-30">
          <text:p/>
        </draw:connector>
        <draw:connector draw:style-name="gr6" draw:text-style-name="P2" draw:layer="layout" svg:x1="10.286cm" svg:y1="10.263cm" svg:x2="3.341cm" svg:y2="13.751cm" draw:start-shape="id3" draw:start-glue-point="2" draw:end-shape="id7" draw:end-glue-point="0" svg:d="m10286 10263v1744h-6945v1744">
          <text:p/>
        </draw:connector>
        <draw:connector draw:style-name="gr6" draw:text-style-name="P2" draw:layer="layout" svg:x1="10.286cm" svg:y1="10.263cm" svg:x2="6.742cm" svg:y2="13.752cm" draw:start-shape="id3" draw:start-glue-point="2" draw:end-shape="id8" draw:end-glue-point="0" svg:d="m10286 10263v1744h-3544v1745">
          <text:p/>
        </draw:connector>
        <draw:connector draw:style-name="gr6" draw:text-style-name="P2" draw:layer="layout" draw:line-skew="-0.005cm" svg:x1="10.286cm" svg:y1="10.263cm" svg:x2="10.379cm" svg:y2="13.752cm" draw:start-shape="id3" draw:start-glue-point="2" draw:end-shape="id9" svg:d="m10286 10263v1739h93v1750">
          <text:p/>
        </draw:connector>
        <draw:connector draw:style-name="gr6" draw:text-style-name="P2" draw:layer="layout" svg:x1="10.286cm" svg:y1="10.263cm" svg:x2="14.252cm" svg:y2="13.714cm" draw:start-shape="id3" draw:start-glue-point="2" draw:end-shape="id10" draw:end-glue-point="0" svg:d="m10286 10263v1725h3966v1726">
          <text:p/>
        </draw:connector>
        <draw:connector draw:style-name="gr6" draw:text-style-name="P2" draw:layer="layout" svg:x1="10.286cm" svg:y1="10.263cm" svg:x2="18.253cm" svg:y2="13.715cm" draw:start-shape="id3" draw:start-glue-point="2" draw:end-shape="id11" draw:end-glue-point="0" svg:d="m10286 10263v1726h7967v1726">
          <text:p/>
        </draw:connector>
        <draw:custom-shape draw:style-name="gr2" draw:text-style-name="P3" draw:id="id12" draw:layer="layout" svg:width="4.731cm" svg:height="1.841cm" svg:x="15.863cm" svg:y="7.005cm">
          <text:p text:style-name="P2"><text:span text:style-name="T2">lrange</text:span></text:p>
          <text:p text:style-name="P2"><text:span text:style-name="T3"><text:s/></text:span><text:span text:style-name="T3">Wavelength range over </text:span></text:p>
          <text:p text:style-name="P2"><text:span text:style-name="T3">computed signal and no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8.228cm" svg:y1="8.846cm" svg:x2="12.89cm" svg:y2="9.628cm" draw:start-shape="id12" draw:start-glue-point="2" draw:end-shape="id3" svg:d="m18228 8846v782h-5338">
          <text:p/>
        </draw:connector>
        <draw:connector draw:style-name="gr6" draw:text-style-name="P2" draw:layer="layout" svg:x1="5.53cm" svg:y1="16.758cm" svg:x2="10.462cm" svg:y2="17.511cm" draw:end-shape="id13" draw:end-glue-point="0" svg:d="m5530 16758v126h4932v627">
          <text:p/>
        </draw:connector>
        <draw:connector draw:style-name="gr6" draw:text-style-name="P2" draw:layer="layout" svg:x1="5.53cm" svg:y1="16.758cm" svg:x2="7.662cm" svg:y2="17.51cm" draw:end-shape="id14" draw:end-glue-point="0" svg:d="m5530 16758v125h2132v627">
          <text:p/>
        </draw:connector>
        <draw:custom-shape draw:style-name="gr2" draw:text-style-name="P3" draw:id="id15" draw:layer="layout" svg:width="2.275cm" svg:height="1.841cm" svg:x="12.042cm" svg:y="17.488cm">
          <text:p text:style-name="P2"><text:span text:style-name="T2">cdelt1</text:span></text:p>
          <text:p text:style-name="P2"><text:span text:style-name="T3"><text:s/></text:span><text:span text:style-name="T3">Spatial scale </text:span></text:p>
          <text:p text:style-name="P2"><text:span text:style-name="T3">arcsec/pix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6" draw:layer="layout" svg:width="2.275cm" svg:height="1.841cm" svg:x="14.543cm" svg:y="17.489cm">
          <text:p text:style-name="P2"><text:span text:style-name="T2">cdelt2</text:span></text:p>
          <text:p text:style-name="P2"><text:span text:style-name="T3"><text:s/></text:span><text:span text:style-name="T3">Spatial scale </text:span></text:p>
          <text:p text:style-name="P2"><text:span text:style-name="T3">arcsec/pix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5.53cm" svg:y1="16.758cm" svg:x2="13.179cm" svg:y2="17.488cm" draw:end-shape="id15" draw:end-glue-point="0" svg:d="m5530 16758v114h7649v616">
          <text:p/>
        </draw:connector>
        <draw:connector draw:style-name="gr6" draw:text-style-name="P2" draw:layer="layout" svg:x1="5.53cm" svg:y1="16.758cm" svg:x2="15.68cm" svg:y2="17.489cm" draw:end-shape="id16" draw:end-glue-point="0" svg:d="m5530 16758v115h10150v616">
          <text:p/>
        </draw:connector>
        <draw:custom-shape draw:style-name="gr2" draw:text-style-name="P3" draw:id="id17" draw:layer="layout" svg:width="2.275cm" svg:height="1.841cm" svg:x="17.044cm" svg:y="17.49cm">
          <text:p text:style-name="P2"><text:span text:style-name="T2">header_2d</text:span></text:p>
          <text:p text:style-name="P2"><text:span text:style-name="T3"><text:s/></text:span><text:span text:style-name="T3">Header </text:span></text:p>
          <text:p text:style-name="P2"><text:span text:style-name="T3">information for </text:span></text:p>
          <text:p text:style-name="P2"><text:span text:style-name="T3">2D m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id="id5" draw:layer="layout" svg:x1="5.53cm" svg:y1="16.758cm" svg:x2="18.181cm" svg:y2="17.49cm" draw:end-shape="id17" draw:end-glue-point="0" svg:d="m5530 16758v115h12651v617">
          <text:p/>
        </draw:connector>
        <draw:custom-shape draw:style-name="gr2" draw:text-style-name="P3" draw:id="id18" draw:layer="layout" svg:width="8.229cm" svg:height="3.61cm" svg:x="1.153cm" svg:y="2.851cm">
          <text:p text:style-name="P2"><text:span text:style-name="T2">RSS file</text:span></text:p>
          <text:p><text:span text:style-name="T3">Fits file with 5 extensions:</text:span></text:p>
          <text:p><text:span text:style-name="T3"><text:s text:c="4"/></text:span><text:span text:style-name="T3">Extension 0 --&gt; flux, in 1e-17 ergs/s/cm2/Angstrom</text:span></text:p>
          <text:p><text:span text:style-name="T3"><text:s text:c="4"/></text:span><text:span text:style-name="T3">Extension 1 --&gt; INV: inverse variance</text:span></text:p>
          <text:p><text:span text:style-name="T3"><text:s text:c="4"/></text:span><text:span text:style-name="T3">Extension 2 --&gt; wavelength vector</text:span></text:p>
          <text:p><text:span text:style-name="T3"><text:s text:c="4"/></text:span><text:span text:style-name="T3">Extension 3 --&gt; X(</text:span><text:span text:style-name="T5">l</text:span><text:span text:style-name="T3">) position table.</text:span></text:p>
          <text:p><text:span text:style-name="T3"><text:s text:c="4"/></text:span><text:span text:style-name="T3">Extension 4 --&gt; Y(</text:span><text:span text:style-name="T5">l</text:span><text:span text:style-name="T3">) <text:s/>position table.</text:span></text:p>
          <text:p><text:span text:style-name="T3"/></text:p>
          <text:p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2" draw:layer="layout" svg:width="1.143cm" svg:height="1.143cm" svg:x="9.712cm" svg:y="6.723cm">
          <text:p text:style-name="P2"><text:span text:style-name="T6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5.267cm" svg:y1="6.461cm" svg:x2="9.712cm" svg:y2="7.294cm" draw:start-shape="id18" draw:start-glue-point="2" draw:end-shape="id2" draw:end-glue-point="5" svg:d="m5267 6461v833h4445">
          <text:p/>
        </draw:connector>
        <draw:connector draw:style-name="gr7" draw:text-style-name="P2" draw:layer="layout" svg:x1="10.283cm" svg:y1="7.866cm" svg:x2="10.286cm" svg:y2="8.993cm" draw:start-shape="id2" draw:start-glue-point="6" draw:end-shape="id3" draw:end-glue-point="0" svg:d="m10283 7866v564h3v563">
          <text:p/>
        </draw:connector>
        <draw:custom-shape draw:style-name="gr2" draw:text-style-name="P3" draw:id="id8" draw:layer="layout" svg:width="2.905cm" svg:height="1.841cm" svg:x="5.29cm" svg:y="13.752cm">
          <text:p text:style-name="P2"><text:span text:style-name="T2">Error</text:span></text:p>
          <text:p text:style-name="P2"><text:span text:style-name="T3">array: </text:span></text:p>
          <text:p text:style-name="P2"><text:span text:style-name="T3">NxMxT (if datacube)</text:span></text:p>
          <text:p text:style-name="P2"><text:span text:style-name="T3">NxT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1" draw:layer="layout" svg:width="3.683cm" svg:height="1.841cm" svg:x="16.412cm" svg:y="13.715cm">
          <text:p text:style-name="P2"><text:span text:style-name="T2">Y2d</text:span></text:p>
          <text:p text:style-name="P2"><text:span text:style-name="T3"><text:s/></text:span><text:span text:style-name="T3">Y coordinates</text:span></text:p>
          <text:p text:style-name="P2"><text:span text:style-name="T3">NxM (if datacube)</text:span></text:p>
          <text:p text:style-name="P2"><text:span text:style-name="T3">N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3" draw:layer="layout" svg:width="2.572cm" svg:height="1.841cm" svg:x="9.176cm" svg:y="17.511cm">
          <text:p text:style-name="P2"><text:span text:style-name="T2">noise</text:span></text:p>
          <text:p text:style-name="P2"><text:span text:style-name="T3"><text:s/></text:span><text:span text:style-name="T3">Mean noise </text:span></text:p>
          <text:p text:style-name="P2"><text:span text:style-name="T3">within lrange</text:span></text:p>
          <text:p text:style-name="P2"><text:span text:style-name="T3">NxM (if datacube)</text:span></text:p>
          <text:p text:style-name="P2"><text:span text:style-name="T3">N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19" draw:layer="layout" svg:width="3.7cm" svg:height="1.841cm" svg:x="1.381cm" svg:y="7.541cm">
          <text:p text:style-name="P2"><text:span text:style-name="T7">number_of_fibres</text:span></text:p>
          <text:p text:style-name="P2"><text:span text:style-name="T8"><text:s/></text:span><text:span text:style-name="T8">Bundle size</text:span></text:p>
          <text:p text:style-name="P2"><text:span text:style-name="T8">(used only if RS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5.081cm" svg:y1="8.461cm" svg:x2="7.683cm" svg:y2="9.628cm" draw:start-shape="id19" draw:start-glue-point="1" draw:end-shape="id3" draw:end-glue-point="3" svg:d="m5081 8461h1301v1167h1301">
          <text:p/>
        </draw:connector>
        <draw:custom-shape draw:style-name="gr2" draw:text-style-name="P3" draw:id="id20" draw:layer="layout" svg:width="5.588cm" svg:height="2.376cm" svg:x="2.397cm" svg:y="21.447cm">
          <text:p text:style-name="P2"><text:span text:style-name="T2">signal2d_reconstructed</text:span></text:p>
          <text:p text:style-name="P2"><text:span text:style-name="T3"><text:s/></text:span><text:span text:style-name="T3">Mean signal within lrange</text:span></text:p>
          <text:p text:style-name="P2"><text:span text:style-name="T3">N'xM'</text:span></text:p>
          <text:p text:style-name="P2"><text:span text:style-name="T3">Same as signal if datacube</text:span></text:p>
          <text:p text:style-name="P2"><text:span text:style-name="T3">Interpolated over a N'xM' grid if 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3" draw:layer="layout" svg:width="5.588cm" svg:height="2.376cm" svg:x="8.239cm" svg:y="21.484cm">
          <text:p text:style-name="P2"><text:span text:style-name="T2">noise2d_reconstructed</text:span></text:p>
          <text:p text:style-name="P2"><text:span text:style-name="T3"><text:s/></text:span><text:span text:style-name="T3">Mean noise within lrange</text:span></text:p>
          <text:p text:style-name="P2"><text:span text:style-name="T3">N'xM'</text:span></text:p>
          <text:p text:style-name="P2"><text:span text:style-name="T3">Same as noise if datacube</text:span></text:p>
          <text:p text:style-name="P2"><text:span text:style-name="T3">Interpolated over a N'xM' grid if 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4" draw:layer="layout" svg:width="5.588cm" svg:height="2.376cm" svg:x="14.097cm" svg:y="21.447cm">
          <text:p text:style-name="P2"><text:span text:style-name="T2">x2d_reconstructed</text:span></text:p>
          <text:p text:style-name="P2"><text:span text:style-name="T3">N'xM'</text:span></text:p>
          <text:p text:style-name="P2"><text:span text:style-name="T3">Same as x2d if datacube</text:span></text:p>
          <text:p text:style-name="P2"><text:span text:style-name="T3">Interpolated over a N'xM' grid if 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1" draw:layer="layout" svg:width="5.588cm" svg:height="2.376cm" svg:x="2.324cm" svg:y="24.241cm">
          <text:p text:style-name="P2"><text:span text:style-name="T2">y2d_reconstructed</text:span></text:p>
          <text:p text:style-name="P2"><text:span text:style-name="T3">N'xM'</text:span></text:p>
          <text:p text:style-name="P2"><text:span text:style-name="T3">Same as y2d if datacube</text:span></text:p>
          <text:p text:style-name="P2"><text:span text:style-name="T3">Interpolated over a N'xM' grid if 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431cm" svg:x1="1.605cm" svg:y1="16.044cm" svg:x2="5.191cm" svg:y2="21.447cm" draw:start-shape="id6" draw:start-glue-point="3" draw:end-shape="id20" draw:end-glue-point="0" svg:d="m1605 16044v4133h3586v1270">
          <text:p/>
        </draw:connector>
        <draw:connector draw:style-name="gr8" draw:text-style-name="P2" draw:layer="layout" svg:x1="1.605cm" svg:y1="16.044cm" svg:x2="2.324cm" svg:y2="25.429cm" draw:start-shape="id6" draw:start-glue-point="3" draw:end-shape="id21" draw:end-glue-point="3" svg:d="m1605 16044v9385h719">
          <text:p/>
        </draw:connector>
        <draw:connector draw:style-name="gr8" draw:text-style-name="P2" draw:layer="layout" draw:line-skew="0.531cm 0.706cm" svg:x1="1.635cm" svg:y1="16.401cm" svg:x2="11.033cm" svg:y2="21.484cm" draw:start-shape="id22" draw:start-glue-point="0" draw:end-shape="id23" draw:end-glue-point="0" svg:d="m1635 16401v0 3776h9398v1307">
          <text:p/>
        </draw:connector>
        <draw:connector draw:style-name="gr8" draw:text-style-name="P2" draw:layer="layout" draw:line-skew="0.531cm 0.724cm" svg:x1="1.635cm" svg:y1="16.401cm" svg:x2="16.891cm" svg:y2="21.447cm" draw:start-shape="id22" draw:start-glue-point="0" draw:end-shape="id24" draw:end-glue-point="0" svg:d="m1635 16401v0 3776h15256v1270">
          <text:p/>
        </draw:connector>
      </draw:page>
      <draw:page draw:name="page2" draw:style-name="dp1" draw:master-page-name="Default">
        <draw:custom-shape draw:style-name="gr9" draw:text-style-name="P3" draw:layer="layout" svg:width="2.739cm" svg:height="1.841cm" svg:x="1.537cm" svg:y="1.444cm">
          <text:p text:style-name="P2"><text:span text:style-name="T9">Data</text:span></text:p>
          <text:p text:style-name="P2"><text:span text:style-name="T10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667cm" svg:height="1.841cm" svg:x="4.303cm" svg:y="1.444cm">
          <text:p text:style-name="P2"><text:span text:style-name="T9">Errors</text:span></text:p>
          <text:p text:style-name="P2"><text:span text:style-name="T10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572cm" svg:height="1.841cm" svg:x="7.093cm" svg:y="1.405cm">
          <text:p text:style-name="P2"><text:span text:style-name="T9">Signal</text:span></text:p>
          <text:p text:style-name="P2"><text:span text:style-name="T10"><text:s/></text:span><text:span text:style-name="T10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572cm" svg:height="1.841cm" svg:x="9.712cm" svg:y="1.405cm">
          <text:p text:style-name="P2"><text:span text:style-name="T9">Noise</text:span></text:p>
          <text:p text:style-name="P2"><text:span text:style-name="T10"><text:s/></text:span><text:span text:style-name="T10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25" draw:layer="layout" svg:width="2.159cm" svg:height="1.381cm" svg:x="1.508cm" svg:y="5.288cm">
          <text:p text:style-name="P2"><text:span text:style-name="T9">min_SN</text:span></text:p>
          <text:p text:style-name="P2"><text:span text:style-name="T11">(e.g.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055cm" svg:height="1.662cm" svg:x="17.41cm" svg:y="1.459cm">
          <text:p text:style-name="P2"><text:span text:style-name="T9">sn_thr</text:span></text:p>
          <text:p text:style-name="P2"><text:span text:style-name="T12">Cut-off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34cm" svg:height="1.559cm" svg:x="12.476cm" svg:y="1.562cm">
          <text:p text:style-name="P2"><text:span text:style-name="T9">x2d</text:span></text:p>
          <text:p text:style-name="P2"><text:span text:style-name="T10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263cm" svg:height="1.584cm" svg:x="14.939cm" svg:y="1.537cm">
          <text:p text:style-name="P2"><text:span text:style-name="T9">y2d</text:span></text:p>
          <text:p text:style-name="P2"><text:span text:style-name="T10"><text:s/></text:span><text:span text:style-name="T10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37" draw:layer="layout" svg:width="18.55cm" svg:height="3.286cm" svg:x="1.246cm" svg:y="1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27" draw:layer="layout" svg:width="2.159cm" svg:height="1.381cm" svg:x="6.591cm" svg:y="5.288cm">
          <text:p text:style-name="P2"><text:span text:style-name="T9">min_SN</text:span></text:p>
          <text:p text:style-name="P2"><text:span text:style-name="T11">(e.g. 2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28" draw:layer="layout" svg:width="2.309cm" svg:height="1.253cm" svg:x="17.509cm" svg:y="5.289cm">
          <text:p text:style-name="P2"><text:span text:style-name="T9">min_SN</text:span></text:p>
          <text:p text:style-name="P2"><text:span text:style-name="T11">(e.g. 1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2.587cm" svg:y1="6.669cm" svg:x2="4.07cm" svg:y2="9.716cm" draw:start-shape="id25" draw:start-glue-point="2" draw:end-shape="id26" draw:end-glue-point="0" svg:d="m2587 6669v1524h1483v1523">
          <text:p/>
        </draw:connector>
        <draw:connector draw:style-name="gr11" draw:text-style-name="P2" draw:layer="layout" svg:x1="7.67cm" svg:y1="6.669cm" svg:x2="10.269cm" svg:y2="9.716cm" draw:start-shape="id27" draw:start-glue-point="2" svg:d="m7670 6669v1786h2599v1261">
          <text:p/>
        </draw:connector>
        <draw:connector draw:style-name="gr11" draw:text-style-name="P2" draw:layer="layout" svg:x1="18.663cm" svg:y1="6.542cm" svg:x2="16.47cm" svg:y2="9.716cm" draw:start-shape="id28" draw:start-glue-point="2" svg:d="m18663 6542v1850h-2193v1324">
          <text:p/>
        </draw:connector>
        <draw:custom-shape draw:style-name="gr9" draw:text-style-name="P6" draw:id="id29" draw:layer="layout" svg:width="3.075cm" svg:height="1.333cm" svg:x="3.316cm" svg:y="13.296cm">
          <text:p text:style-name="P2"><text:span text:style-name="T2">binning_map</text:span></text:p>
          <text:p text:style-name="P2"><text:span text:style-name="T13">NxM vector with</text:span></text:p>
          <text:p text:style-name="P2"><text:span text:style-name="T13">Binning 2d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30" draw:layer="layout" svg:width="3.074cm" svg:height="1.333cm" svg:x="3.317cm" svg:y="14.797cm">
          <text:p text:style-name="P2"><text:span text:style-name="T2">spectra</text:span></text:p>
          <text:p text:style-name="P2"><text:span text:style-name="T13">Array of binned </text:span></text:p>
          <text:p text:style-name="P2"><text:span text:style-name="T13">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31" draw:layer="layout" svg:width="3.073cm" svg:height="1.333cm" svg:x="3.318cm" svg:y="16.398cm">
          <text:p text:style-name="P2"><text:span text:style-name="T2">errors</text:span></text:p>
          <text:p text:style-name="P2"><text:span text:style-name="T13">Array of errors for</text:span></text:p>
          <text:p text:style-name="P2"><text:span text:style-name="T13">binned th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32" draw:layer="layout" svg:width="3.072cm" svg:height="1.333cm" svg:x="3.319cm" svg:y="17.899cm">
          <text:p text:style-name="P2"><text:span text:style-name="T2">xNode</text:span></text:p>
          <text:p text:style-name="P2"><text:span text:style-name="T13">Spatial x coordinates </text:span></text:p>
          <text:p text:style-name="P2"><text:span text:style-name="T13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33" draw:layer="layout" svg:width="3.072cm" svg:height="1.333cm" svg:x="3.319cm" svg:y="19.4cm">
          <text:p text:style-name="P2"><text:span text:style-name="T2">yNode</text:span></text:p>
          <text:p text:style-name="P2"><text:span text:style-name="T13">Spatial y coordinates </text:span></text:p>
          <text:p text:style-name="P2"><text:span text:style-name="T13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0.52cm" svg:x1="3.992cm" svg:y1="11.82cm" svg:x2="3.316cm" svg:y2="13.962cm" draw:end-shape="id29" draw:end-glue-point="3" svg:d="m3992 11820h-1722v2142h1046">
          <text:p/>
        </draw:connector>
        <draw:connector draw:style-name="gr11" draw:text-style-name="P2" draw:layer="layout" draw:line-skew="-0.522cm" svg:x1="3.992cm" svg:y1="11.82cm" svg:x2="3.317cm" svg:y2="15.463cm" draw:end-shape="id30" draw:end-glue-point="3" svg:d="m3992 11820h-1722v3643h1047">
          <text:p/>
        </draw:connector>
        <draw:connector draw:style-name="gr11" draw:text-style-name="P2" draw:layer="layout" draw:line-skew="-0.522cm" svg:x1="3.992cm" svg:y1="11.82cm" svg:x2="3.318cm" svg:y2="17.064cm" draw:end-shape="id31" draw:end-glue-point="3" svg:d="m3992 11820h-1722v5244h1048">
          <text:p/>
        </draw:connector>
        <draw:connector draw:style-name="gr11" draw:text-style-name="P2" draw:layer="layout" draw:line-skew="-0.523cm" svg:x1="3.992cm" svg:y1="11.82cm" svg:x2="3.319cm" svg:y2="18.565cm" draw:end-shape="id32" draw:end-glue-point="3" svg:d="m3992 11820h-1722v6745h1049">
          <text:p/>
        </draw:connector>
        <draw:connector draw:style-name="gr11" draw:text-style-name="P2" draw:layer="layout" draw:line-skew="-0.523cm" svg:x1="3.992cm" svg:y1="11.82cm" svg:x2="3.319cm" svg:y2="20.066cm" draw:end-shape="id33" draw:end-glue-point="3" svg:d="m3992 11820h-1722v8246h1049">
          <text:p/>
        </draw:connector>
        <draw:custom-shape draw:style-name="gr10" draw:text-style-name="P2" draw:layer="layout" svg:width="5.634cm" svg:height="12.76cm" svg:x="1.97cm" svg:y="12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34" draw:layer="layout" svg:width="3.072cm" svg:height="1.333cm" svg:x="3.319cm" svg:y="21.101cm">
          <text:p text:style-name="P2"><text:span text:style-name="T2">area_bins</text:span></text:p>
          <text:p text:style-name="P2"><text:span text:style-name="T13">Area of the bin </text:span></text:p>
          <text:p text:style-name="P2"><text:span text:style-name="T13">in arcse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4.108cm -0.523cm" svg:x1="4.07cm" svg:y1="10.706cm" svg:x2="3.319cm" svg:y2="21.767cm" draw:start-shape="id26" draw:start-glue-point="2" draw:end-shape="id34" draw:end-glue-point="3" svg:d="m4070 10706v1089h-1800v9972h1049">
          <text:p/>
        </draw:connector>
        <draw:custom-shape draw:style-name="gr9" draw:text-style-name="P3" draw:layer="layout" svg:width="6.066cm" svg:height="0.93cm" svg:x="1.602cm" svg:y="3.375cm">
          <text:p text:style-name="P2"><text:span text:style-name="T9">x2d_reconstructed</text:span></text:p>
          <text:p text:style-name="P2"><text:span text:style-name="T10">From block 1 (only for RSS inpu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6.066cm" svg:height="0.93cm" svg:x="7.825cm" svg:y="3.375cm">
          <text:p text:style-name="P2"><text:span text:style-name="T9">y2d_reconstructed</text:span></text:p>
          <text:p text:style-name="P2"><text:span text:style-name="T10">From block 1 (only for RSS inpu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35" draw:layer="layout" svg:width="3.072cm" svg:height="1.333cm" svg:x="3.319cm" svg:y="22.502cm">
          <text:p text:style-name="P2"><text:span text:style-name="T2">bins_sn</text:span></text:p>
          <text:p text:style-name="P2"><text:span text:style-name="T13">S/N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36" draw:layer="layout" svg:width="4.18cm" svg:height="1.333cm" svg:x="3.043cm" svg:y="24.003cm">
          <text:p text:style-name="P2"><text:span text:style-name="T14">nelements_within_bin</text:span></text:p>
          <text:p text:style-name="P2"><text:span text:style-name="T13">Number of spaxels </text:span></text:p>
          <text:p text:style-name="P2"><text:span text:style-name="T13">or fibres coadded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line-skew="-4.909cm -0.523cm" svg:x1="4.07cm" svg:y1="10.706cm" svg:x2="3.319cm" svg:y2="23.168cm" draw:start-shape="id26" draw:start-glue-point="2" draw:end-shape="id35" draw:end-glue-point="3" svg:d="m4070 10706v989h-1800v11473h1049">
          <text:p/>
        </draw:connector>
        <draw:connector draw:style-name="gr12" draw:text-style-name="P2" draw:layer="layout" draw:line-skew="-5.659cm -0.246cm" svg:x1="4.07cm" svg:y1="10.706cm" svg:x2="3.043cm" svg:y2="24.669cm" draw:start-shape="id26" draw:start-glue-point="2" draw:end-shape="id36" draw:end-glue-point="3" svg:d="m4070 10706v989h-1798v12974h771">
          <text:p/>
        </draw:connector>
        <draw:custom-shape draw:style-name="gr13" draw:text-style-name="P2" draw:id="id38" draw:layer="layout" svg:width="0.127cm" svg:height="0.127cm" svg:x="10.438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id="id39" draw:layer="layout" svg:width="0.127cm" svg:height="0.127cm" svg:x="9.839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10.521cm" svg:y1="4.518cm" svg:x2="10.501cm" svg:y2="7.181cm" draw:start-shape="id37" draw:start-glue-point="2" draw:end-shape="id38" draw:end-glue-point="4" svg:d="m10521 4518v1344h-20v1319">
          <text:p/>
        </draw:connector>
        <draw:connector draw:style-name="gr14" draw:text-style-name="P2" draw:layer="layout" svg:x1="10.438cm" svg:y1="7.244cm" svg:x2="9.966cm" svg:y2="7.245cm" draw:start-shape="id38" draw:start-glue-point="6" draw:end-shape="id39" draw:end-glue-point="10" svg:d="m10438 7244h-236v1h-236">
          <text:p/>
        </draw:connector>
        <draw:connector draw:style-name="gr15" draw:text-style-name="P2" draw:layer="layout" svg:x1="9.839cm" svg:y1="7.245cm" svg:x2="4.07cm" svg:y2="9.716cm" draw:start-shape="id39" draw:start-glue-point="6" draw:end-shape="id26" draw:end-glue-point="0" svg:d="m9839 7245h-5769v2471">
          <text:p/>
        </draw:connector>
        <draw:connector draw:style-name="gr15" draw:text-style-name="P2" draw:layer="layout" svg:x1="10.501cm" svg:y1="7.308cm" svg:x2="10.269cm" svg:y2="9.716cm" draw:start-shape="id38" draw:start-glue-point="8" svg:d="m10501 7308v1455h-232v953">
          <text:p/>
        </draw:connector>
        <draw:connector draw:style-name="gr15" draw:text-style-name="P2" draw:layer="layout" svg:x1="10.565cm" svg:y1="7.244cm" svg:x2="16.572cm" svg:y2="9.716cm" draw:start-shape="id38" draw:start-glue-point="10" draw:end-shape="id40" draw:end-glue-point="0" svg:d="m10565 7244h6007v2472">
          <text:p/>
        </draw:connector>
        <draw:custom-shape draw:style-name="gr16" draw:text-style-name="P3" draw:id="id26" draw:layer="layout" svg:width="4.451cm" svg:height="0.99cm" svg:x="1.845cm" svg:y="9.716cm">
          <text:p text:style-name="P2"><text:span text:style-name="T4">SPATIAL BINNING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274cm" svg:height="1.054cm" svg:x="14.525cm" svg:y="3.275cm">
          <text:p text:style-name="P2"><text:span text:style-name="T9">SN_CALIBRATION</text:span></text:p>
          <text:p text:style-name="P2"><text:span text:style-name="T11">(only for datacub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41" draw:layer="layout" svg:width="3.075cm" svg:height="1.333cm" svg:x="9.517cm" svg:y="13.296cm">
          <text:p text:style-name="P2"><text:span text:style-name="T2">binning_map</text:span></text:p>
          <text:p text:style-name="P2"><text:span text:style-name="T13">NxM vector with</text:span></text:p>
          <text:p text:style-name="P2"><text:span text:style-name="T13">Binning 2d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42" draw:layer="layout" svg:width="3.074cm" svg:height="1.333cm" svg:x="9.518cm" svg:y="14.797cm">
          <text:p text:style-name="P2"><text:span text:style-name="T2">spectra</text:span></text:p>
          <text:p text:style-name="P2"><text:span text:style-name="T13">Array of binned </text:span></text:p>
          <text:p text:style-name="P2"><text:span text:style-name="T13">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43" draw:layer="layout" svg:width="3.073cm" svg:height="1.333cm" svg:x="9.519cm" svg:y="16.398cm">
          <text:p text:style-name="P2"><text:span text:style-name="T2">errors</text:span></text:p>
          <text:p text:style-name="P2"><text:span text:style-name="T13">Array of errors for</text:span></text:p>
          <text:p text:style-name="P2"><text:span text:style-name="T13">binned th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44" draw:layer="layout" svg:width="3.072cm" svg:height="1.333cm" svg:x="9.52cm" svg:y="17.899cm">
          <text:p text:style-name="P2"><text:span text:style-name="T2">xNode</text:span></text:p>
          <text:p text:style-name="P2"><text:span text:style-name="T13">Spatial x coordinates </text:span></text:p>
          <text:p text:style-name="P2"><text:span text:style-name="T13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45" draw:layer="layout" svg:width="3.072cm" svg:height="1.333cm" svg:x="9.52cm" svg:y="19.4cm">
          <text:p text:style-name="P2"><text:span text:style-name="T2">yNode</text:span></text:p>
          <text:p text:style-name="P2"><text:span text:style-name="T13">Spatial y coordinates </text:span></text:p>
          <text:p text:style-name="P2"><text:span text:style-name="T13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0.52cm" svg:x1="10.193cm" svg:y1="11.82cm" svg:x2="9.517cm" svg:y2="13.962cm" draw:end-shape="id41" draw:end-glue-point="3" svg:d="m10193 11820h-1722v2142h1046">
          <text:p/>
        </draw:connector>
        <draw:connector draw:style-name="gr11" draw:text-style-name="P2" draw:layer="layout" draw:line-skew="-0.522cm" svg:x1="10.193cm" svg:y1="11.82cm" svg:x2="9.518cm" svg:y2="15.463cm" draw:end-shape="id42" draw:end-glue-point="3" svg:d="m10193 11820h-1722v3643h1047">
          <text:p/>
        </draw:connector>
        <draw:connector draw:style-name="gr11" draw:text-style-name="P2" draw:layer="layout" draw:line-skew="-0.522cm" svg:x1="10.193cm" svg:y1="11.82cm" svg:x2="9.519cm" svg:y2="17.064cm" draw:end-shape="id43" draw:end-glue-point="3" svg:d="m10193 11820h-1722v5244h1048">
          <text:p/>
        </draw:connector>
        <draw:connector draw:style-name="gr11" draw:text-style-name="P2" draw:layer="layout" draw:line-skew="-0.523cm" svg:x1="10.193cm" svg:y1="11.82cm" svg:x2="9.52cm" svg:y2="18.565cm" draw:end-shape="id44" draw:end-glue-point="3" svg:d="m10193 11820h-1722v6745h1049">
          <text:p/>
        </draw:connector>
        <draw:connector draw:style-name="gr11" draw:text-style-name="P2" draw:layer="layout" draw:line-skew="-0.523cm" svg:x1="10.193cm" svg:y1="11.82cm" svg:x2="9.52cm" svg:y2="20.066cm" draw:end-shape="id45" draw:end-glue-point="3" svg:d="m10193 11820h-1722v8246h1049">
          <text:p/>
        </draw:connector>
        <draw:custom-shape draw:style-name="gr10" draw:text-style-name="P2" draw:layer="layout" svg:width="5.634cm" svg:height="12.76cm" svg:x="8.171cm" svg:y="12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47" draw:layer="layout" svg:width="3.072cm" svg:height="1.333cm" svg:x="9.52cm" svg:y="21.101cm">
          <text:p text:style-name="P2"><text:span text:style-name="T2">area_bins</text:span></text:p>
          <text:p text:style-name="P2"><text:span text:style-name="T13">Area of the bin </text:span></text:p>
          <text:p text:style-name="P2"><text:span text:style-name="T13">in arcse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4.108cm -0.523cm" svg:x1="10.271cm" svg:y1="10.706cm" svg:x2="9.52cm" svg:y2="21.767cm" draw:start-shape="id46" draw:start-glue-point="2" draw:end-shape="id47" draw:end-glue-point="3" svg:d="m10271 10706v1089h-1800v9972h1049">
          <text:p/>
        </draw:connector>
        <draw:custom-shape draw:style-name="gr9" draw:text-style-name="P6" draw:id="id48" draw:layer="layout" svg:width="3.072cm" svg:height="1.333cm" svg:x="9.52cm" svg:y="22.502cm">
          <text:p text:style-name="P2"><text:span text:style-name="T2">bins_sn</text:span></text:p>
          <text:p text:style-name="P2"><text:span text:style-name="T13">S/N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49" draw:layer="layout" svg:width="4.18cm" svg:height="1.333cm" svg:x="9.244cm" svg:y="24.003cm">
          <text:p text:style-name="P2"><text:span text:style-name="T14">nelements_within_bin</text:span></text:p>
          <text:p text:style-name="P2"><text:span text:style-name="T13">Number of spaxels </text:span></text:p>
          <text:p text:style-name="P2"><text:span text:style-name="T13">or fibres coadded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line-skew="-4.909cm -0.523cm" svg:x1="10.271cm" svg:y1="10.706cm" svg:x2="9.52cm" svg:y2="23.168cm" draw:start-shape="id46" draw:start-glue-point="2" draw:end-shape="id48" draw:end-glue-point="3" svg:d="m10271 10706v989h-1800v11473h1049">
          <text:p/>
        </draw:connector>
        <draw:connector draw:style-name="gr12" draw:text-style-name="P2" draw:layer="layout" draw:line-skew="-5.659cm -0.246cm" svg:x1="10.271cm" svg:y1="10.706cm" svg:x2="9.244cm" svg:y2="24.669cm" draw:start-shape="id46" draw:start-glue-point="2" draw:end-shape="id49" draw:end-glue-point="3" svg:d="m10271 10706v989h-1798v12974h771">
          <text:p/>
        </draw:connector>
        <draw:custom-shape draw:style-name="gr16" draw:text-style-name="P3" draw:id="id46" draw:layer="layout" svg:width="4.451cm" svg:height="0.99cm" svg:x="8.046cm" svg:y="9.716cm">
          <text:p text:style-name="P2"><text:span text:style-name="T4">SPATIAL BINNING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id="id50" draw:layer="layout" svg:width="3.075cm" svg:height="1.333cm" svg:x="15.818cm" svg:y="13.296cm">
          <text:p text:style-name="P2"><text:span text:style-name="T2">binning_map</text:span></text:p>
          <text:p text:style-name="P2"><text:span text:style-name="T13">NxM vector with</text:span></text:p>
          <text:p text:style-name="P2"><text:span text:style-name="T13">Binning 2d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51" draw:layer="layout" svg:width="3.074cm" svg:height="1.333cm" svg:x="15.819cm" svg:y="14.797cm">
          <text:p text:style-name="P2"><text:span text:style-name="T2">spectra</text:span></text:p>
          <text:p text:style-name="P2"><text:span text:style-name="T13">Array of binned </text:span></text:p>
          <text:p text:style-name="P2"><text:span text:style-name="T13">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52" draw:layer="layout" svg:width="3.073cm" svg:height="1.333cm" svg:x="15.82cm" svg:y="16.398cm">
          <text:p text:style-name="P2"><text:span text:style-name="T2">errors</text:span></text:p>
          <text:p text:style-name="P2"><text:span text:style-name="T13">Array of errors for</text:span></text:p>
          <text:p text:style-name="P2"><text:span text:style-name="T13">binned th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53" draw:layer="layout" svg:width="3.072cm" svg:height="1.333cm" svg:x="15.821cm" svg:y="17.899cm">
          <text:p text:style-name="P2"><text:span text:style-name="T2">xNode</text:span></text:p>
          <text:p text:style-name="P2"><text:span text:style-name="T13">Spatial x coordinates </text:span></text:p>
          <text:p text:style-name="P2"><text:span text:style-name="T13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54" draw:layer="layout" svg:width="3.072cm" svg:height="1.333cm" svg:x="15.821cm" svg:y="19.4cm">
          <text:p text:style-name="P2"><text:span text:style-name="T2">yNode</text:span></text:p>
          <text:p text:style-name="P2"><text:span text:style-name="T13">Spatial y coordinates </text:span></text:p>
          <text:p text:style-name="P2"><text:span text:style-name="T13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0.52cm" svg:x1="16.494cm" svg:y1="11.82cm" svg:x2="15.818cm" svg:y2="13.962cm" draw:end-shape="id50" draw:end-glue-point="3" svg:d="m16494 11820h-1722v2142h1046">
          <text:p/>
        </draw:connector>
        <draw:connector draw:style-name="gr11" draw:text-style-name="P2" draw:layer="layout" draw:line-skew="-0.522cm" svg:x1="16.494cm" svg:y1="11.82cm" svg:x2="15.819cm" svg:y2="15.463cm" draw:end-shape="id51" draw:end-glue-point="3" svg:d="m16494 11820h-1722v3643h1047">
          <text:p/>
        </draw:connector>
        <draw:connector draw:style-name="gr11" draw:text-style-name="P2" draw:layer="layout" draw:line-skew="-0.522cm" svg:x1="16.494cm" svg:y1="11.82cm" svg:x2="15.82cm" svg:y2="17.064cm" draw:end-shape="id52" draw:end-glue-point="3" svg:d="m16494 11820h-1722v5244h1048">
          <text:p/>
        </draw:connector>
        <draw:connector draw:style-name="gr11" draw:text-style-name="P2" draw:layer="layout" draw:line-skew="-0.523cm" svg:x1="16.494cm" svg:y1="11.82cm" svg:x2="15.821cm" svg:y2="18.565cm" draw:end-shape="id53" draw:end-glue-point="3" svg:d="m16494 11820h-1721v6745h1048">
          <text:p/>
        </draw:connector>
        <draw:connector draw:style-name="gr11" draw:text-style-name="P2" draw:layer="layout" draw:line-skew="-0.523cm" svg:x1="16.494cm" svg:y1="11.82cm" svg:x2="15.821cm" svg:y2="20.066cm" draw:end-shape="id54" draw:end-glue-point="3" svg:d="m16494 11820h-1721v8246h1048">
          <text:p/>
        </draw:connector>
        <draw:custom-shape draw:style-name="gr10" draw:text-style-name="P2" draw:layer="layout" svg:width="5.634cm" svg:height="12.76cm" svg:x="14.472cm" svg:y="12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55" draw:layer="layout" svg:width="3.072cm" svg:height="1.333cm" svg:x="15.821cm" svg:y="21.101cm">
          <text:p text:style-name="P2"><text:span text:style-name="T2">area_bins</text:span></text:p>
          <text:p text:style-name="P2"><text:span text:style-name="T13">Area of the bin </text:span></text:p>
          <text:p text:style-name="P2"><text:span text:style-name="T13">in arcse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4.108cm -0.523cm" svg:x1="16.572cm" svg:y1="10.706cm" svg:x2="15.821cm" svg:y2="21.767cm" draw:start-shape="id40" draw:start-glue-point="2" draw:end-shape="id55" draw:end-glue-point="3" svg:d="m16572 10706v1089h-1799v9972h1048">
          <text:p/>
        </draw:connector>
        <draw:custom-shape draw:style-name="gr9" draw:text-style-name="P6" draw:id="id56" draw:layer="layout" svg:width="3.072cm" svg:height="1.333cm" svg:x="15.821cm" svg:y="22.502cm">
          <text:p text:style-name="P2"><text:span text:style-name="T2">bins_sn</text:span></text:p>
          <text:p text:style-name="P2"><text:span text:style-name="T13">S/N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57" draw:layer="layout" svg:width="4.18cm" svg:height="1.333cm" svg:x="15.545cm" svg:y="24.003cm">
          <text:p text:style-name="P2"><text:span text:style-name="T14">nelements_within_bin</text:span></text:p>
          <text:p text:style-name="P2"><text:span text:style-name="T13">Number of spaxels </text:span></text:p>
          <text:p text:style-name="P2"><text:span text:style-name="T13">or fibres coadded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line-skew="-4.909cm -0.523cm" svg:x1="16.572cm" svg:y1="10.706cm" svg:x2="15.821cm" svg:y2="23.168cm" draw:start-shape="id40" draw:start-glue-point="2" draw:end-shape="id56" draw:end-glue-point="3" svg:d="m16572 10706v989h-1799v11473h1048">
          <text:p/>
        </draw:connector>
        <draw:connector draw:style-name="gr12" draw:text-style-name="P2" draw:layer="layout" draw:line-skew="-5.659cm -0.246cm" svg:x1="16.572cm" svg:y1="10.706cm" svg:x2="15.545cm" svg:y2="24.669cm" draw:start-shape="id40" draw:start-glue-point="2" draw:end-shape="id57" draw:end-glue-point="3" svg:d="m16572 10706v989h-1798v12974h771">
          <text:p/>
        </draw:connector>
        <draw:custom-shape draw:style-name="gr16" draw:text-style-name="P3" draw:id="id40" draw:layer="layout" svg:width="4.451cm" svg:height="0.99cm" svg:x="14.347cm" svg:y="9.716cm">
          <text:p text:style-name="P2"><text:span text:style-name="T4">SPATIAL BINNING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7" draw:text-style-name="P6" draw:layer="layout" svg:width="3.074cm" svg:height="1.333cm" svg:x="1.709cm" svg:y="2.724cm">
          <text:p text:style-name="P6"><text:span text:style-name="T2">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3.073cm" svg:height="1.333cm" svg:x="1.71cm" svg:y="4.225cm">
          <text:p text:style-name="P6"><text:span text:style-name="T2">Binned errors</text:span><text:span text:style-name="T1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802cm" svg:height="4.318cm" svg:x="1.262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4.064cm" svg:height="0.645cm" svg:x="1.416cm" svg:y="5.797cm">
          <draw:text-box>
            <text:p text:style-name="P7"><text:span text:style-name="T10">From block 2 </text:span></text:p>
          </draw:text-box>
        </draw:frame>
        <draw:custom-shape draw:style-name="gr17" draw:text-style-name="P6" draw:layer="layout" svg:width="3.074cm" svg:height="1.333cm" svg:x="6.809cm" svg:y="2.725cm">
          <text:p text:style-name="P6"><text:span text:style-name="T2">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3.073cm" svg:height="1.333cm" svg:x="6.81cm" svg:y="4.226cm">
          <text:p text:style-name="P6"><text:span text:style-name="T2">Binned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802cm" svg:height="4.217cm" svg:x="6.362cm" svg:y="2.3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4.064cm" svg:height="0.645cm" svg:x="6.516cm" svg:y="5.798cm">
          <draw:text-box>
            <text:p text:style-name="P7"><text:span text:style-name="T10">From block 2 </text:span></text:p>
          </draw:text-box>
        </draw:frame>
        <draw:custom-shape draw:style-name="gr17" draw:text-style-name="P6" draw:layer="layout" svg:width="3.085cm" svg:height="1.333cm" svg:x="11.896cm" svg:y="2.726cm">
          <text:p text:style-name="P6"><text:span text:style-name="T2">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3.084cm" svg:height="1.333cm" svg:x="11.897cm" svg:y="4.227cm">
          <text:p text:style-name="P6"><text:span text:style-name="T2">Binned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815cm" svg:height="4.343cm" svg:x="11.448cm" svg:y="2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4.078cm" svg:height="0.645cm" svg:x="11.622cm" svg:y="5.811cm">
          <draw:text-box>
            <text:p text:style-name="P7"><text:span text:style-name="T10">From block 2</text:span></text:p>
          </draw:text-box>
        </draw:frame>
        <draw:custom-shape draw:style-name="gr17" draw:text-style-name="P3" draw:layer="layout" svg:width="3.302cm" svg:height="2.03cm" svg:x="1.381cm" svg:y="6.939cm">
          <text:p text:style-name="P3"><text:span text:style-name="T2">template_dir1</text:span></text:p>
          <text:p text:style-name="P3"><text:span text:style-name="T4">Directory with </text:span></text:p>
          <text:p text:style-name="P3"><text:span text:style-name="T4">stellar templates</text:span></text:p>
          <text:p text:style-name="P3"><text:span text:style-name="T3">(fits files, </text:span></text:p>
          <text:p text:style-name="P3"><text:span text:style-name="T3">linear wavelengt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3.302cm" svg:height="1.54cm" svg:x="16.61cm" svg:y="11.084cm">
          <text:p text:style-name="P3"><text:span text:style-name="T2">Wavelength</text:span></text:p>
          <text:p text:style-name="P3"><text:span text:style-name="T3">Array with T elements</text:span></text:p>
          <text:p text:style-name="P3"><text:span text:style-name="T3">(from block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3.764cm" svg:height="3.421cm" svg:x="1.246cm" svg:y="9.406cm">
          <text:p text:style-name="P3"><text:span text:style-name="T14">FWHM_DIFF1</text:span></text:p>
          <text:p text:style-name="P3"><text:span text:style-name="T2"/></text:p>
          <text:p text:style-name="P3"><text:span text:style-name="T10"><text:s/></text:span><text:span text:style-name="T10">The difference in </text:span></text:p>
          <text:p text:style-name="P3"><text:span text:style-name="T10">instrumental </text:span></text:p>
          <text:p text:style-name="P3"><text:span text:style-name="T10">resolution between </text:span></text:p>
          <text:p text:style-name="P3"><text:span text:style-name="T10">galaxy data and </text:span></text:p>
          <text:p text:style-name="P3"><text:span text:style-name="T10">stellar template spectra</text:span></text:p>
          <text:p text:style-name="P3"><text:span text:style-name="T10"><text:s/></text:span><text:span text:style-name="T10">(in angstrom)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id="id59" draw:layer="layout" svg:width="4.428cm" svg:height="1.461cm" svg:x="1.344cm" svg:y="18.216cm">
          <text:p text:style-name="P3"><text:span text:style-name="T4">LOG REBIN and TRIM </text:span></text:p>
          <text:p text:style-name="P3"><text:span text:style-name="T4">PROCEDUR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612cm" svg:height="1.671cm" svg:x="16.527cm" svg:y="8.98cm">
          <text:p text:style-name="P3"><text:span text:style-name="T2">Velscale</text:span></text:p>
          <text:p text:style-name="P3"><text:span text:style-name="T3">Desired velocity scale</text:span></text:p>
          <text:p text:style-name="P3"><text:span text:style-name="T3">In the log-rebinned</text:span></text:p>
          <text:p text:style-name="P3"><text:span text:style-name="T3">Spectra (km/sec/pix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3.302cm" svg:height="2.03cm" svg:x="6.581cm" svg:y="6.939cm">
          <text:p text:style-name="P3"><text:span text:style-name="T2">template_dir2</text:span></text:p>
          <text:p text:style-name="P3"><text:span text:style-name="T4">Directory with </text:span></text:p>
          <text:p text:style-name="P3"><text:span text:style-name="T4">stellar templates</text:span></text:p>
          <text:p text:style-name="P3"><text:span text:style-name="T3">(fits files, </text:span></text:p>
          <text:p text:style-name="P3"><text:span text:style-name="T3">linear wavelengt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3.314cm" svg:height="2.03cm" svg:x="11.667cm" svg:y="6.939cm">
          <text:p text:style-name="P3"><text:span text:style-name="T2">template_dir3</text:span></text:p>
          <text:p text:style-name="P3"><text:span text:style-name="T4">Directory with </text:span></text:p>
          <text:p text:style-name="P3"><text:span text:style-name="T4">stellar templates</text:span></text:p>
          <text:p text:style-name="P3"><text:span text:style-name="T3">(fits files, </text:span></text:p>
          <text:p text:style-name="P3"><text:span text:style-name="T3">linear wavelengt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3.764cm" svg:height="3.421cm" svg:x="6.446cm" svg:y="9.406cm">
          <text:p text:style-name="P3"><text:span text:style-name="T14">FWHM_DIFF2</text:span></text:p>
          <text:p text:style-name="P3"><text:span text:style-name="T10"/></text:p>
          <text:p text:style-name="P3"><text:span text:style-name="T10"><text:s/></text:span><text:span text:style-name="T10">the difference in </text:span></text:p>
          <text:p text:style-name="P3"><text:span text:style-name="T10">instrumental </text:span></text:p>
          <text:p text:style-name="P3"><text:span text:style-name="T10">resolution between </text:span></text:p>
          <text:p text:style-name="P3"><text:span text:style-name="T10">galaxy data and </text:span></text:p>
          <text:p text:style-name="P3"><text:span text:style-name="T10">stellar template spectra</text:span></text:p>
          <text:p text:style-name="P3"><text:span text:style-name="T10"><text:s/></text:span><text:span text:style-name="T10">(in angstrom)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3.777cm" svg:height="3.309cm" svg:x="11.532cm" svg:y="9.533cm">
          <text:p text:style-name="P3"><text:span text:style-name="T14">FWHM_DIFF3</text:span></text:p>
          <text:p text:style-name="P3"><text:span text:style-name="T10"/></text:p>
          <text:p text:style-name="P3"><text:span text:style-name="T10"><text:s/></text:span><text:span text:style-name="T10">the difference in </text:span></text:p>
          <text:p text:style-name="P3"><text:span text:style-name="T10">instrumental </text:span></text:p>
          <text:p text:style-name="P3"><text:span text:style-name="T10">resolution between </text:span></text:p>
          <text:p text:style-name="P3"><text:span text:style-name="T10">galaxy data and </text:span></text:p>
          <text:p text:style-name="P3"><text:span text:style-name="T10">stellar template spectra</text:span></text:p>
          <text:p text:style-name="P3"><text:span text:style-name="T10"><text:s/></text:span><text:span text:style-name="T10">(in angstrom)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58" draw:layer="layout" svg:width="4.191cm" svg:height="13.216cm" svg:x="1.1cm" svg:y="1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60" draw:layer="layout" svg:width="4.191cm" svg:height="13.216cm" svg:x="6.201cm" svg:y="1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62" draw:layer="layout" svg:width="4.205cm" svg:height="13.343cm" svg:x="11.287cm" svg:y="1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draw:line-skew="-0.472cm" svg:x1="3.195cm" svg:y1="15.097cm" svg:x2="3.558cm" svg:y2="18.216cm" draw:start-shape="id58" draw:start-glue-point="2" draw:end-shape="id59" draw:end-glue-point="0" svg:d="m3195 15097v1088h363v2031">
          <text:p/>
        </draw:connector>
        <draw:custom-shape draw:style-name="gr10" draw:text-style-name="P2" draw:id="id64" draw:layer="layout" svg:width="4.001cm" svg:height="4.756cm" svg:x="16.303cm" svg:y="8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id="id61" draw:layer="layout" svg:width="4.396cm" svg:height="1.46cm" svg:x="7.345cm" svg:y="18.217cm">
          <text:p text:style-name="P3"><text:span text:style-name="T4">LOG REBIN and TRIM </text:span></text:p>
          <text:p text:style-name="P3"><text:span text:style-name="T4">PROCEDURE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id="id63" draw:layer="layout" svg:width="4.392cm" svg:height="1.46cm" svg:x="13.445cm" svg:y="18.217cm">
          <text:p text:style-name="P3"><text:span text:style-name="T4">LOG REBIN and TRIM </text:span></text:p>
          <text:p text:style-name="P3"><text:span text:style-name="T4">PROCEDURE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line-skew="-0.091cm" svg:x1="8.296cm" svg:y1="15.097cm" svg:x2="9.543cm" svg:y2="18.217cm" draw:start-shape="id60" draw:start-glue-point="2" draw:end-shape="id61" draw:end-glue-point="0" svg:d="m8296 15097v1470h1247v1650">
          <text:p/>
        </draw:connector>
        <draw:connector draw:style-name="gr21" draw:text-style-name="P2" draw:layer="layout" draw:line-skew="0.226cm" svg:x1="13.389cm" svg:y1="15.224cm" svg:x2="15.641cm" svg:y2="18.217cm" draw:start-shape="id62" draw:start-glue-point="2" draw:end-shape="id63" draw:end-glue-point="0" svg:d="m13389 15224v1723h2252v1270">
          <text:p/>
        </draw:connector>
        <draw:connector draw:style-name="gr21" draw:text-style-name="P2" draw:layer="layout" svg:x1="18.303cm" svg:y1="13.205cm" svg:x2="3.558cm" svg:y2="18.216cm" draw:start-shape="id64" draw:start-glue-point="2" draw:end-shape="id59" draw:end-glue-point="0" svg:d="m18303 13205v2506h-14745v2505">
          <text:p/>
        </draw:connector>
        <draw:connector draw:style-name="gr21" draw:text-style-name="P2" draw:layer="layout" svg:x1="18.303cm" svg:y1="13.205cm" svg:x2="9.543cm" svg:y2="18.217cm" draw:start-shape="id64" draw:start-glue-point="2" draw:end-shape="id61" draw:end-glue-point="0" svg:d="m18303 13205v2507h-8760v2505">
          <text:p/>
        </draw:connector>
        <draw:connector draw:style-name="gr21" draw:text-style-name="P2" draw:layer="layout" draw:line-skew="0.83cm" svg:x1="18.303cm" svg:y1="13.205cm" svg:x2="15.641cm" svg:y2="18.217cm" draw:start-shape="id64" draw:start-glue-point="2" draw:end-shape="id63" draw:end-glue-point="0" svg:d="m18303 13205v3337h-2662v1675">
          <text:p/>
        </draw:connector>
        <draw:custom-shape draw:style-name="gr22" draw:text-style-name="P2" draw:layer="layout" svg:width="0.152cm" svg:height="0.152cm" svg:x="18.256cm" svg:y="1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152cm" svg:height="0.152cm" svg:x="9.456cm" svg:y="1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4.01cm" svg:height="0.635cm" svg:x="1.6cm" svg:y="21.063cm">
          <text:p text:style-name="P8"><text:span text:style-name="T15">Log reb galaxy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939cm" svg:x="1.6cm" svg:y="22.664cm">
          <text:p text:style-name="P8"><text:span text:style-name="T15">Log reb. Wavelength</text:span></text:p>
          <text:p text:style-name="P8"><text:span text:style-name="T15">(for galaxy spectr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635cm" svg:x="1.6cm" svg:y="21.864cm">
          <text:p text:style-name="P8"><text:span text:style-name="T15">Log reb galaxy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635cm" svg:x="1.6cm" svg:y="23.765cm">
          <text:p text:style-name="P8"><text:span text:style-name="T15">Log reb. Templ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1.074cm" svg:x="1.6cm" svg:y="24.466cm">
          <text:p text:style-name="P8"><text:span text:style-name="T15">Log reb. Wavelength</text:span></text:p>
          <text:p text:style-name="P8"><text:span text:style-name="T15">For templat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3.302cm" svg:height="1.54cm" svg:x="1.41cm" svg:y="13.184cm">
          <text:p text:style-name="P3"><text:span text:style-name="T2">wave_range1</text:span></text:p>
          <text:p text:style-name="P3"><text:span text:style-name="T3">Boundaries of the </text:span></text:p>
          <text:p text:style-name="P3"><text:span text:style-name="T3">w-range to cons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3.302cm" svg:height="1.54cm" svg:x="6.71cm" svg:y="13.184cm">
          <text:p text:style-name="P3"><text:span text:style-name="T2">wave_range2</text:span></text:p>
          <text:p text:style-name="P3"><text:span text:style-name="T3">Boundaries of the </text:span></text:p>
          <text:p text:style-name="P3"><text:span text:style-name="T3">w-range to cons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3.302cm" svg:height="1.54cm" svg:x="11.81cm" svg:y="13.284cm">
          <text:p text:style-name="P3"><text:span text:style-name="T2">wave_range3</text:span></text:p>
          <text:p text:style-name="P3"><text:span text:style-name="T3">Boundaries of the </text:span></text:p>
          <text:p text:style-name="P3"><text:span text:style-name="T3">w-range to cons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635cm" svg:x="7.501cm" svg:y="21.064cm">
          <text:p text:style-name="P8"><text:span text:style-name="T15">Log reb galaxy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939cm" svg:x="7.501cm" svg:y="22.665cm">
          <text:p text:style-name="P8"><text:span text:style-name="T15">Log reb. Wavelength</text:span></text:p>
          <text:p text:style-name="P8"><text:span text:style-name="T15">(for galaxy spectr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635cm" svg:x="7.501cm" svg:y="21.865cm">
          <text:p text:style-name="P8"><text:span text:style-name="T15">Log reb galaxy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635cm" svg:x="7.501cm" svg:y="23.766cm">
          <text:p text:style-name="P8"><text:span text:style-name="T15">Log reb. Templ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1.074cm" svg:x="7.501cm" svg:y="24.467cm">
          <text:p text:style-name="P8"><text:span text:style-name="T15">Log reb. Wavelength</text:span></text:p>
          <text:p text:style-name="P8"><text:span text:style-name="T15">For templat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635cm" svg:x="13.701cm" svg:y="20.965cm">
          <text:p text:style-name="P8"><text:span text:style-name="T15">Log reb galaxy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939cm" svg:x="13.701cm" svg:y="22.566cm">
          <text:p text:style-name="P8"><text:span text:style-name="T15">Log reb. Wavelength</text:span></text:p>
          <text:p text:style-name="P8"><text:span text:style-name="T15">(for galaxy spectr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635cm" svg:x="13.701cm" svg:y="21.766cm">
          <text:p text:style-name="P8"><text:span text:style-name="T15">Log reb galaxy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0.635cm" svg:x="13.701cm" svg:y="23.667cm">
          <text:p text:style-name="P8"><text:span text:style-name="T15">Log reb. Templ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01cm" svg:height="1.074cm" svg:x="13.701cm" svg:y="24.368cm">
          <text:p text:style-name="P8"><text:span text:style-name="T15">Log reb. Wavelength</text:span></text:p>
          <text:p text:style-name="P8"><text:span text:style-name="T15">For templat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65" draw:layer="layout" svg:width="4.837cm" svg:height="5.286cm" svg:x="1.17cm" svg:y="20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66" draw:layer="layout" svg:width="4.837cm" svg:height="5.286cm" svg:x="7.071cm" svg:y="20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67" draw:layer="layout" svg:width="4.837cm" svg:height="5.286cm" svg:x="13.272cm" svg:y="20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7" draw:layer="layout" svg:width="3.656cm" svg:height="0.645cm" svg:x="1.218cm" svg:y="1.095cm">
          <draw:text-box>
            <text:p text:style-name="P7"><text:span text:style-name="T10">For spatial binning 1</text:span></text:p>
          </draw:text-box>
        </draw:frame>
        <draw:frame draw:style-name="gr23" draw:text-style-name="P7" draw:layer="layout" svg:width="3.656cm" svg:height="0.645cm" svg:x="5.818cm" svg:y="1.096cm">
          <draw:text-box>
            <text:p text:style-name="P7"><text:span text:style-name="T10">For spatial binning 2</text:span></text:p>
          </draw:text-box>
        </draw:frame>
        <draw:frame draw:style-name="gr23" draw:text-style-name="P7" draw:layer="layout" svg:width="3.656cm" svg:height="0.645cm" svg:x="11.218cm" svg:y="1.097cm">
          <draw:text-box>
            <text:p text:style-name="P7"><text:span text:style-name="T10">For spatial binning 3</text:span></text:p>
          </draw:text-box>
        </draw:frame>
        <draw:connector draw:style-name="gr15" draw:text-style-name="P2" draw:layer="layout" svg:x1="3.558cm" svg:y1="19.677cm" svg:x2="3.588cm" svg:y2="20.774cm" draw:start-shape="id59" draw:start-glue-point="2" draw:end-shape="id65" draw:end-glue-point="0" svg:d="m3558 19677v548h30v549">
          <text:p/>
        </draw:connector>
        <draw:connector draw:style-name="gr15" draw:text-style-name="P2" draw:layer="layout" svg:x1="9.543cm" svg:y1="19.677cm" svg:x2="9.489cm" svg:y2="20.774cm" draw:start-shape="id61" draw:start-glue-point="2" draw:end-shape="id66" draw:end-glue-point="0" svg:d="m9543 19677v549h-54v548">
          <text:p/>
        </draw:connector>
        <draw:connector draw:style-name="gr15" draw:text-style-name="P2" draw:layer="layout" svg:x1="15.641cm" svg:y1="19.677cm" svg:x2="15.69cm" svg:y2="20.774cm" draw:start-shape="id63" draw:start-glue-point="2" draw:end-shape="id67" draw:end-glue-point="0" svg:d="m15641 19677v549h49v5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odovico Coccato</meta:initial-creator>
    <meta:creation-date>2013-09-23T16:52:39</meta:creation-date>
    <dc:date>2014-01-17T15:31:24</dc:date>
    <dc:creator>Lodovico Coccato</dc:creator>
    <meta:editing-duration>PT02H40M28S</meta:editing-duration>
    <meta:editing-cycles>24</meta:editing-cycles>
    <meta:generator>OpenOffice.org/3.2$Linux OpenOffice.org_project/320m12$Build-9483</meta:generator>
    <meta:document-statistic meta:object-count="183"/>
  </office:meta>
</office:document-meta>
</file>